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bb5" officeooo:paragraph-rsid="0011dbb5"/>
    </style:style>
    <style:style style:name="P2" style:family="paragraph" style:parent-style-name="Standard">
      <style:text-properties officeooo:rsid="00131d37" officeooo:paragraph-rsid="00131d37"/>
    </style:style>
    <style:style style:name="P3" style:family="paragraph" style:parent-style-name="Standard">
      <style:text-properties fo:font-style="italic" officeooo:rsid="00131d37" officeooo:paragraph-rsid="00131d37" style:font-style-asian="italic" style:font-style-complex="italic"/>
    </style:style>
    <style:style style:name="P4" style:family="paragraph" style:parent-style-name="Standard">
      <style:text-properties fo:font-size="16pt" fo:font-weight="bold" officeooo:rsid="00131d37" officeooo:paragraph-rsid="00131d3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tyle="normal" officeooo:rsid="00131d37" officeooo:paragraph-rsid="00131d37" style:font-style-asian="normal" style:font-style-complex="normal"/>
    </style:style>
    <style:style style:name="P6" style:family="paragraph" style:parent-style-name="Standard" style:list-style-name="L1">
      <style:text-properties officeooo:rsid="0011dbb5" officeooo:paragraph-rsid="0011dbb5"/>
    </style:style>
    <style:style style:name="P7" style:family="paragraph" style:parent-style-name="Standard" style:list-style-name="L2">
      <style:text-properties officeooo:rsid="0011dbb5" officeooo:paragraph-rsid="0011dbb5"/>
    </style:style>
    <style:style style:name="P8" style:family="paragraph" style:parent-style-name="Standard" style:list-style-name="L2">
      <style:text-properties officeooo:rsid="00131d37" officeooo:paragraph-rsid="00131d37"/>
    </style:style>
    <style:style style:name="P9" style:family="paragraph" style:parent-style-name="Standard" style:list-style-name="L3">
      <style:text-properties fo:font-style="normal" officeooo:rsid="00131d37" officeooo:paragraph-rsid="00131d37" style:font-style-asian="normal" style:font-style-complex="normal"/>
    </style:style>
    <style:style style:name="P10" style:family="paragraph" style:parent-style-name="Standard" style:list-style-name="L4">
      <style:text-properties fo:font-style="normal" officeooo:rsid="00131d37" officeooo:paragraph-rsid="00131d37" style:font-style-asian="normal" style:font-style-complex="normal"/>
    </style:style>
    <style:style style:name="P11" style:family="paragraph" style:parent-style-name="Standard" style:list-style-name="L4">
      <style:text-properties fo:font-style="normal" officeooo:rsid="0014f577" officeooo:paragraph-rsid="0014f577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161e0b" officeooo:paragraph-rsid="00161e0b" style:font-style-asian="normal" style:font-style-complex="normal"/>
    </style:style>
    <style:style style:name="T1" style:family="text">
      <style:text-properties officeooo:rsid="00161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ie?</text:p>
      <text:p text:style-name="P1"/>
      <text:p text:style-name="P1">Beckett se stal svatým</text:p>
      <text:p text:style-name="P1"/>
      <text:p text:style-name="P1">Richard Lví Srdce</text:p>
      <text:list xml:id="list1503497186048931428" text:style-name="L1">
        <text:list-item>
          <text:p text:style-name="P6">Kontroverzní panovník</text:p>
        </text:list-item>
        <text:list-item>
          <text:p text:style-name="P6">Hned po korunovaci chtěl jet na III. Křížovou výpravu</text:p>
          <text:list>
            <text:list-item>
              <text:p text:style-name="P6">Rozhádal se tam s Filipem II. a sám bojuje</text:p>
            </text:list-item>
            <text:list-item>
              <text:p text:style-name="P6">Vláda mezitím svěřena mladšímu bratru Janovi</text:p>
            </text:list-item>
            <text:list-item>
              <text:p text:style-name="P6">Jakmile přišla domů zpráva, že se Jan uchází o trůn, uzavřel smlouvu s protivníkem a snaží se vrátit po moři</text:p>
              <text:list>
                <text:list-item>
                  <text:p text:style-name="P6">Cestou ztroskotal, zajat v habsburské říši a poté vykoupen angličany → „Janem bezzemkem“</text:p>
                </text:list-item>
              </text:list>
            </text:list-item>
            <text:list-item>
              <text:p text:style-name="P6">Když se Richard vrátil, zjistil, že mnoho francouzských lén vypovědělo poslušnost</text:p>
              <text:list>
                <text:list-item>
                  <text:p text:style-name="P6">Dobývá hrad za hradem, umře na infekci sňěti po zasažení šípem</text:p>
                </text:list-item>
              </text:list>
            </text:list-item>
          </text:list>
        </text:list-item>
      </text:list>
      <text:p text:style-name="P1"/>
      <text:p text:style-name="P1">Jan Bezzemek</text:p>
      <text:list xml:id="list8247124829420911624" text:style-name="L2">
        <text:list-item>
          <text:p text:style-name="P7">Nebyl výrazným panovníkem</text:p>
        </text:list-item>
        <text:list-item>
          <text:p text:style-name="P7">Nedržel postoje</text:p>
        </text:list-item>
        <text:list-item>
          <text:p text:style-name="P7">Zapletl <text:s/>se do války v Evropě proti Francouzům a prohrává</text:p>
          <text:list>
            <text:list-item>
              <text:p text:style-name="P7">Vymáhá nezákonné daně</text:p>
            </text:list-item>
          </text:list>
        </text:list-item>
        <text:list-item>
          <text:p text:style-name="P7">V roce 1215 se proti němu postaví šlechta i duchovenstvo</text:p>
          <text:list>
            <text:list-item>
              <text:p text:style-name="P7">Přinucen podepsat „Magna Charta Libertatum“ → Velkou listinu svobod</text:p>
            </text:list-item>
            <text:list-item>
              <text:p text:style-name="P7">Omezují moc krále</text:p>
            </text:list-item>
            <text:list-item>
              <text:p text:style-name="P7">Žádný šlechtic ani duchovní nesmí být uvězněn ani mu nesmí být odebrán majetek bez patřičného soudu</text:p>
            </text:list-item>
            <text:list-item>
              <text:p text:style-name="P7">Nové daně smí panovník ukládat jen se schválením Velké rady (Duchovenstvo, šlechta, měšťan z Londýna)</text:p>
            </text:list-item>
            <text:list-item>
              <text:p text:style-name="P8">Jakmile se poměry zklidnily, odmítá dodržovat listinu</text:p>
              <text:list>
                <text:list-item>
                  <text:p text:style-name="P8">Stejně umírá a listina je dodržována dál</text:p>
                </text:list-item>
              </text:list>
            </text:list-item>
          </text:list>
        </text:list-item>
      </text:list>
      <text:p text:style-name="P2"/>
      <text:p text:style-name="P2">Prej necháme angličany na pokoji, a já s nima jenom začal</text:p>
      <text:p text:style-name="P2"/>
      <text:p text:style-name="P2"/>
      <text:p text:style-name="P4">Francie</text:p>
      <text:p text:style-name="P3">Dynastie Kapetovců, zajímavý je až….</text:p>
      <text:p text:style-name="P3"/>
      <text:p text:style-name="P5">Ludvík VII</text:p>
      <text:list xml:id="list2769365027782193259" text:style-name="L3">
        <text:list-item>
          <text:p text:style-name="P9">2. křížová výprava</text:p>
        </text:list-item>
        <text:list-item>
          <text:p text:style-name="P9">Významný</text:p>
        </text:list-item>
      </text:list>
      <text:p text:style-name="P5"/>
      <text:p text:style-name="P5">Filip II. August</text:p>
      <text:list xml:id="list470002937831389809" text:style-name="L4">
        <text:list-item>
          <text:p text:style-name="P10">Chronickým problémem jeho vlády byl nedostatek peněz</text:p>
          <text:list>
            <text:list-item>
              <text:p text:style-name="P10">Daně již zvyšovat nešlo, venkov na tom byl špatně</text:p>
            </text:list-item>
            <text:list-item>
              <text:p text:style-name="P10">Zabavil majetek židům (bankéři, obchodníci) → Naplnil Královksou pokladnu</text:p>
            </text:list-item>
            <text:list-item>
              <text:p text:style-name="P10">Nejbohatší část Francie (Provance) bylaroztříštěna mezi různá knížata</text:p>
              <text:list>
                <text:list-item>
                  <text:p text:style-name="P10">Tam se uchytila sekta Albigénských →<text:span text:style-name="T1"> Od nich pochází název Kacíři (doplnit)</text:span></text:p>
                </text:list-item>
                <text:list-item>
                  <text:p text:style-name="P12">Velký odpor křesťanů, že zabíjí jiné křesťany a že k tomu vybízí papež</text:p>
                </text:list-item>
                <text:list-item>
                  <text:p text:style-name="P11">A tak pod záminkou katolizace toto území do<text:span text:style-name="T1">byl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20:06.273859701</meta:creation-date>
    <dc:date>2018-10-10T18:22:24.376179757</dc:date>
    <meta:editing-duration>P1DT6H2M1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7" meta:word-count="296" meta:character-count="1722" meta:non-whitespace-character-count="1490"/>
  </office:meta>
</office:document-meta>
</file>